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f70" officeooo:paragraph-rsid="000edf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funcionais:</text:p>
      <text:p text:style-name="P1">-Leitura de mensagem recebida via UDP</text:p>
      <text:p text:style-name="P1">-Dissecar mensagem recebida</text:p>
      <text:p text:style-name="P1">-Contabilizar valores reais para BLER, CQI-Indication</text:p>
      <text:p text:style-name="P1">-Amostragem em grafico em real time</text:p>
      <text:p text:style-name="P1">-Possibilidade de salvar o grafico atual em imagem</text:p>
      <text:p text:style-name="P1"/>
      <text:p text:style-name="P1">Requisitos nao funcionais:</text:p>
      <text:p text:style-name="P1">-Entrega até Julho de 2016</text:p>
      <text:p text:style-name="P1">-Facil usabilidade</text:p>
      <text:p text:style-name="P1">-Processamento leve</text:p>
      <text:p text:style-name="P1">-Compatibilidade com distribuicao Linux Ubunt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0:08:15.093772670</meta:creation-date>
    <dc:date>2016-05-18T10:09:00.506842622</dc:date>
    <meta:editing-duration>PT45S</meta:editing-duration>
    <meta:editing-cycles>1</meta:editing-cycles>
    <meta:document-statistic meta:table-count="0" meta:image-count="0" meta:object-count="0" meta:page-count="1" meta:paragraph-count="11" meta:word-count="48" meta:character-count="359" meta:non-whitespace-character-count="322"/>
    <meta:generator>LibreOffice/5.0.5.2$Linux_X86_64 LibreOffice_project/00m0$Build-2</meta:generator>
  </office:meta>
</office:document-meta>
</file>